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fo:color="#666666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fo:color="#c0504d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fo:color="#c0504d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/></text:p>
      <text:p text:style-name="P1"><text:span text:style-name="T2">EJERCICIOS: TIPOS DE DATOS, VARIABLES Yn OPERADORES</text:span></text:p>
      <text:p text:style-name="P1"><text:span text:style-name="T3">Ejercicio #1: División de números</text:span></text:p>
      <text:p text:style-name="P1"><draw:frame text:anchor-type="as-char" svg:width="159.01mm" svg:height="89.16mm" style:rel-width="scale" style:rel-height="scale"><draw:object-ole xlink:href="OleObj1"/><draw:image xlink:href="ObjectReplacements/OleObj1"/></draw:frame><text:span text:style-name="T4"/></text:p>
      <text:p text:style-name="P1"><text:span text:style-name="T5">Ejercicio #2: Conversión de edad</text:span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5"/></text:p>
      <text:p text:style-name="P2"><text:span text:style-name="T5">Ejercicio #3: Formato de output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5"/></text:p>
      <text:p text:style-name="P2"><text:span text:style-name="T5">Ejercicio #4: Contadores</text:span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